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348cm" fo:min-width="12.481cm"/>
    </style:style>
    <style:style style:name="gr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4.292cm" fo:min-width="4.042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492cm" fo:min-width="4.342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0066" style:font-name="Ubuntu Condensed" fo:font-size="80pt" fo:font-weight="bold" style:font-size-asian="96pt" style:font-weight-asian="bold" style:font-size-complex="96pt" style:font-weight-complex="bold"/>
    </style:style>
    <style:style style:name="P4" style:family="paragraph">
      <loext:graphic-properties draw:fill="none"/>
      <style:paragraph-properties fo:text-align="center"/>
      <style:text-properties fo:color="#000066" style:font-name="Ubuntu Condens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0066" style:font-name="Ubuntu Condensed" fo:font-size="80pt" fo:font-weight="bold" style:font-size-asian="72pt" style:font-weight-asian="bold" style:font-size-complex="72pt" style:font-weight-complex="bold"/>
    </style:style>
    <style:style style:name="T2" style:family="text">
      <style:text-properties fo:color="#000066" style:font-name="Ubuntu Condens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981cm" svg:height="8.598cm" svg:x="8.36cm" svg:y="6.201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2" draw:text-style-name="P3" draw:layer="layout" svg:width="4.7cm" svg:height="4.7cm" svg:x="9.341cm" svg:y="7.199cm">
            <text:p text:style-name="P2"><text:span text:style-name="T1">16</text:span></text:p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5cm" svg:height="2.9cm" svg:x="15.341cm" svg:y="10.899cm">
            <text:p text:style-name="P2"><text:span text:style-name="T2">08:02</text:span></text:p>
            <draw:enhanced-geometry svg:viewBox="0 0 21600 21600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9T21:14:23.525584216</meta:creation-date>
    <dc:date>2022-09-10T15:16:42.907957585</dc:date>
    <meta:editing-duration>PT12M52S</meta:editing-duration>
    <meta:editing-cycles>6</meta:editing-cycles>
    <meta:generator>LibreOffice/6.0.7.3$Linux_X86_64 LibreOffice_project/00m0$Build-3</meta:generator>
    <meta:document-statistic meta:object-count="4"/>
  </office:meta>
</office:document-meta>
</file>